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 style:writing-mode="lr-tb"/>
    </style:style>
    <style:style style:name="P2" style:family="paragraph" style:parent-style-name="Standard">
      <style:paragraph-properties fo:line-height="200%"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line-height="200%"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T1" style:family="text">
      <style:text-properties fo:language="la" fo:country="V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Where it all began</text:p>
      <text:p text:style-name="P3">Location: Holiday Inn Eilat.</text:p>
      <text:p text:style-name="P3">Year: 1998</text:p>
      <text:p text:style-name="P3">State: Re-enactment of a dream.</text:p>
      <text:p text:style-name="P3">We were a group of 6, 4 boys, two girls.</text:p>
      <text:p text:style-name="P3">We sat for the breakfast, supposedly.</text:p>
      <text:p text:style-name="P3">My spirit jumped out of my body</text:p>
      <text:p text:style-name="P3">knelt on the kitchen table and volt-faced</text:p>
      <text:p text:style-name="P3">back to my body. It extracted from me</text:p>
      <text:p text:style-name="P3">a gigantic double helix molecule called</text:p>
      <text:p text:style-name="P3"><text:span text:style-name="T1">deoxyribo'</text:span>nucleic acid (also known as DNA)</text:p>
      <text:p text:style-name="P3">and started to take out plasmids (DNA strips)</text:p>
      <text:p text:style-name="P3">from myself and the others as well.</text:p>
      <text:p text:style-name="P3">When the process of DNA reconstruction was over,</text:p>
      <text:p text:style-name="P3">my spirit returned the double helix molecule,</text:p>
      <text:p text:style-name="P3">returned to my body, and I and one of </text:p>
      <text:p text:style-name="P3">the girls there sprung our angelic wings with</text:p>
      <text:p text:style-name="P3">white feathers and were gliding freely in the sky,</text:p>
      <text:p text:style-name="P3">a few moments later the rest of the guys</text:p>
      <text:p text:style-name="P3">showed up as well, and the dream ended </text:p>
      <text:p text:style-name="P3">when a pillow fight broke the living room</text:p>
      <text:p text:style-name="P3">lamp by an asshole I used to call a friend of mine</text:p>
      <text:p text:style-name="P3">till somewhere around 200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2pt" style:font-name-asian="MS Mincho" style:font-size-asian="14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OoZoOl Obliterator</meta:initial-creator>
    <meta:creation-date>2007-11-28T23:52:35</meta:creation-date>
    <dc:creator>OoZoOl Obliterator</dc:creator>
    <dc:date>2007-11-29T00:07:35</dc:date>
    <meta:editing-cycles>1</meta:editing-cycles>
    <meta:editing-duration>PT15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64" meta:character-count="857"/>
  </office:meta>
</office:document-meta>
</file>